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Transition Plan (STRP)</text:p>
      <text:p text:style-name="Author">Development Team</text:p>
      <text:p text:style-name="Date">2024-06-26</text:p>
      <text:h text:style-name="Heading_20_1" text:outline-level="1"><text:bookmark-start text:name="software-transition-plan-strp"/>Software Transition Plan (STRP)<text:bookmark-end text:name="software-transition-plan-strp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TRP-001: Document Identification</text:span> - The document <text:span text:style-name="T1">shall</text:span> be identified by the following information: - <text:span text:style-name="T1">Document Name</text:span>: [Document Name] - <text:span text:style-name="T1">Document Identifier</text:span>: [STRP-001] - <text:span text:style-name="T1">Version</text:span>: 1.0 - <text:span text:style-name="T1">Classification</text:span>: [Unclassified/Classified Level]</text:p>
      <text:h text:style-name="Heading_20_3" text:outline-level="3"><text:bookmark-start text:name="document-overview"/>1.2 Document Overview<text:bookmark-end text:name="document-overview"/></text:h>
      <text:p text:style-name="First_20_paragraph"><text:span text:style-name="T1">STRP-002: Document Purpose</text:span> - The document <text:span text:style-name="T1">shall</text:span> define software transition strategy and procedures - The document <text:span text:style-name="T1">shall</text:span> specify transition requirements and milestones - The document <text:span text:style-name="T1">shall</text:span> describe transition testing and validation method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TRP-003: Referenced Standards</text:span> - MIL-STD-498: Software Development and Documentation - [Other applicable standards]</text:p>
      <text:h text:style-name="Heading_20_2" text:outline-level="2"><text:bookmark-start text:name="transition-overview"/>3. Transition Overview<text:bookmark-end text:name="transition-overview"/></text:h>
      <text:p text:style-name="First_20_paragraph"><text:span text:style-name="T1">STRP-004: Transition Strategy</text:span> - The document <text:span text:style-name="T1">shall</text:span> describe the overall transition approach - The document <text:span text:style-name="T1">shall</text:span> specify transition phases and milestones - The document <text:span text:style-name="T1">shall</text:span> define transition success criteria</text:p>
      <text:h text:style-name="Heading_20_2" text:outline-level="2"><text:bookmark-start text:name="transition-requirements"/>4. Transition Requirements<text:bookmark-end text:name="transition-requirements"/></text:h>
      <text:h text:style-name="Heading_20_3" text:outline-level="3"><text:bookmark-start text:name="system-requirements"/>4.1 System Requirements<text:bookmark-end text:name="system-requirements"/></text:h>
      <text:p text:style-name="First_20_paragraph"><text:span text:style-name="T1">STRP-005: Transition Prerequisites</text:span> - The document <text:span text:style-name="T1">shall</text:span> specify transition prerequisites and requirements - The document <text:span text:style-name="T1">shall</text:span> describe system readiness criteria - The document <text:span text:style-name="T1">shall</text:span> define transition environment requirements</text:p>
      <text:h text:style-name="Heading_20_3" text:outline-level="3"><text:bookmark-start text:name="resource-requirements"/>4.2 Resource Requirements<text:bookmark-end text:name="resource-requirements"/></text:h>
      <text:p text:style-name="First_20_paragraph"><text:span text:style-name="T1">STRP-006: Resource Planning</text:span> - The document <text:span text:style-name="T1">shall</text:span> specify resource requirements for transition - The document <text:span text:style-name="T1">shall</text:span> describe personnel and training requirements - The document <text:span text:style-name="T1">shall</text:span> define infrastructure and support requirements</text:p>
      <text:h text:style-name="Heading_20_2" text:outline-level="2"><text:bookmark-start text:name="transition-procedures"/>5. Transition Procedures<text:bookmark-end text:name="transition-procedures"/></text:h>
      <text:h text:style-name="Heading_20_3" text:outline-level="3"><text:bookmark-start text:name="pre-transition-activities"/>5.1 Pre-Transition Activities<text:bookmark-end text:name="pre-transition-activities"/></text:h>
      <text:p text:style-name="First_20_paragraph"><text:span text:style-name="T1">STRP-007: Preparation Procedures</text:span> - The document <text:span text:style-name="T1">shall</text:span> describe pre-transition preparation activities - The document <text:span text:style-name="T1">shall</text:span> specify readiness verification procedures - The document <text:span text:style-name="T1">shall</text:span> define backup and rollback procedures</text:p>
      <text:h text:style-name="Heading_20_3" text:outline-level="3"><text:bookmark-start text:name="transition-process"/>5.2 Transition Process<text:bookmark-end text:name="transition-process"/></text:h>
      <text:p text:style-name="First_20_paragraph"><text:span text:style-name="T1">STRP-008: Transition Steps</text:span> - The document <text:span text:style-name="T1">shall</text:span> provide detailed transition procedures - The document <text:span text:style-name="T1">shall</text:span> specify data migration and conversion steps - The document <text:span text:style-name="T1">shall</text:span> describe system integration procedures</text:p>
      <text:h text:style-name="Heading_20_3" text:outline-level="3"><text:bookmark-start text:name="post-transition-activities"/>5.3 Post-Transition Activities<text:bookmark-end text:name="post-transition-activities"/></text:h>
      <text:p text:style-name="First_20_paragraph"><text:span text:style-name="T1">STRP-009: Verification Procedures</text:span> - The document <text:span text:style-name="T1">shall</text:span> describe post-transition verification procedures - The document <text:span text:style-name="T1">shall</text:span> specify testing and validation activities - The document <text:span text:style-name="T1">shall</text:span> define acceptance criteria</text:p>
      <text:h text:style-name="Heading_20_2" text:outline-level="2"><text:bookmark-start text:name="transition-testing"/>6. Transition Testing<text:bookmark-end text:name="transition-testing"/></text:h>
      <text:p text:style-name="First_20_paragraph"><text:span text:style-name="T1">STRP-010: Testing Strategy</text:span> - The document <text:span text:style-name="T1">shall</text:span> describe transition testing approach - The document <text:span text:style-name="T1">shall</text:span> specify test environments and scenarios - The document <text:span text:style-name="T1">shall</text:span> define testing success criteria</text:p>
      <text:h text:style-name="Heading_20_2" text:outline-level="2"><text:bookmark-start text:name="risk-management"/>7. Risk Management<text:bookmark-end text:name="risk-management"/></text:h>
      <text:p text:style-name="First_20_paragraph"><text:span text:style-name="T1">STRP-011: Risk Mitigation</text:span> - The document <text:span text:style-name="T1">shall</text:span> identify transition risks and mitigation strategies - The document <text:span text:style-name="T1">shall</text:span> specify contingency procedures - The document <text:span text:style-name="T1">shall</text:span> define escalation procedures</text:p>
      <text:h text:style-name="Heading_20_2" text:outline-level="2"><text:bookmark-start text:name="notes"/>8. Notes<text:bookmark-end text:name="notes"/></text:h>
      <text:list text:style-name="L1">
        <text:list-item>
          <text:p text:style-name="P1"><text:span text:style-name="T1">STRP</text:span>: Software Transition Plan</text:p>
        </text:list-item>
        <text:list-item>
          <text:p text:style-name="P1"><text:span text:style-name="T1">Transition</text:span>: Software system transition and migration proce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Transition Plan (STRP)</dc:title>
    <dc:description/>
    <dc:subject/>
    <meta:keyword/>
    <meta:initial-creator>Development Team</meta:initial-creator>
    <dc:creator>Development Team</dc:creator>
    <meta:creation-date>2025-06-27T03:46:33Z</meta:creation-date>
    <dc:date>2025-06-27T03:46:33Z</dc:date>
    <meta:user-defined meta:name="date" meta:value-type="string">2024-06-26</meta:user-defined>
    <meta:user-defined meta:name="document_type" meta:value-type="string">Software Transition Pla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